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17cm" fo:min-width="4.58cm"/>
    </style:style>
    <style:style style:name="gr2" style:family="graphic" style:parent-style-name="standard">
      <style:graphic-properties draw:textarea-horizontal-align="justify" draw:textarea-vertical-align="middle" draw:auto-grow-height="false" fo:min-height="2.671cm" fo:min-width="4.58cm"/>
    </style:style>
    <style:style style:name="gr3" style:family="graphic" style:parent-style-name="standard">
      <style:graphic-properties draw:textarea-horizontal-align="justify" draw:textarea-vertical-align="middle" draw:auto-grow-height="false" fo:min-height="2.417cm" fo:min-width="3.3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3.56cm" fo:min-width="5.723cm"/>
    </style:style>
    <style:style style:name="gr6" style:family="graphic" style:parent-style-name="standard">
      <style:graphic-properties draw:textarea-horizontal-align="justify" draw:textarea-vertical-align="middle" draw:auto-grow-height="false" fo:min-height="3.56cm" fo:min-width="7.12cm"/>
    </style:style>
    <style:style style:name="gr7" style:family="graphic" style:parent-style-name="standard">
      <style:graphic-properties draw:textarea-horizontal-align="justify" draw:textarea-vertical-align="middle" draw:auto-grow-height="false" fo:min-height="3.433cm" fo:min-width="5.9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08cm" svg:height="2.667cm" svg:x="4.429cm" svg:y="1.635cm">
          <text:p text:style-name="P1">kanji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08cm" svg:height="2.921cm" svg:x="21.066cm" svg:y="1.508cm">
          <text:p text:style-name="P1">bushuu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81cm" svg:height="2.667cm" svg:x="12.938cm" svg:y="1.635cm">
          <text:p text:style-name="P1">kanji_bushuu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9.509cm" svg:y1="2.968cm" svg:x2="12.938cm" svg:y2="2.968cm" draw:start-shape="id1" draw:start-glue-point="1" draw:end-shape="id2" svg:d="M9509 2968h3429" svg:viewBox="0 0 3430 1">
          <text:p/>
        </draw:connector>
        <draw:connector draw:style-name="gr4" draw:text-style-name="P2" draw:layer="layout" draw:type="line" svg:x1="21.066cm" svg:y1="2.968cm" svg:x2="16.748cm" svg:y2="2.968cm" draw:start-shape="id3" draw:start-glue-point="3" draw:end-shape="id2" svg:d="M21066 2968h-4318" svg:viewBox="0 0 4319 1">
          <text:p/>
        </draw:connector>
        <draw:custom-shape draw:style-name="gr5" draw:text-style-name="P1" xml:id="id4" draw:id="id4" draw:layer="layout" svg:width="6.223cm" svg:height="3.81cm" svg:x="3.794cm" svg:y="6.969cm">
          <text:p text:style-name="P1">japanese_expression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7.62cm" svg:height="3.81cm" svg:x="18.145cm" svg:y="6.969cm">
          <text:p text:style-name="P1">translation</text:p>
          <draw:enhanced-geometry svg:viewBox="0 0 21600 21600" draw:type="rectangle" draw:enhanced-path="M 0 0 L 21600 0 21600 21600 0 21600 0 0 Z N"/>
        </draw:custom-shape>
        <draw:custom-shape draw:style-name="gr7" draw:text-style-name="P1" xml:id="id5" draw:id="id5" draw:layer="layout" svg:width="6.477cm" svg:height="3.683cm" svg:x="3.667cm" svg:y="15.224cm">
          <text:p text:style-name="P1">japanese_entry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6.905cm" svg:y1="10.779cm" svg:x2="6.905cm" svg:y2="15.224cm" draw:start-shape="id4" draw:start-glue-point="2" draw:end-shape="id5" svg:d="M6905 10779v4445" svg:viewBox="0 0 1 4446">
          <text:p/>
        </draw:connector>
        <draw:connector draw:style-name="gr4" draw:text-style-name="P2" draw:layer="layout" draw:type="line" svg:x1="10.017cm" svg:y1="8.874cm" svg:x2="18.145cm" svg:y2="8.874cm" draw:start-shape="id4" draw:start-glue-point="1" draw:end-shape="id6" svg:d="M10017 8874h8128" svg:viewBox="0 0 8129 1">
          <text:p/>
        </draw:connector>
        <draw:frame draw:style-name="gr8" draw:text-style-name="P3" draw:layer="layout" svg:width="1.383cm" svg:height="0.962cm" svg:x="16.381cm" svg:y="7.785cm">
          <draw:text-box draw:corner-radius="0.762cm">
            <text:p>1,n</text:p>
          </draw:text-box>
        </draw:frame>
        <draw:frame draw:style-name="gr8" draw:text-style-name="P3" draw:layer="layout" svg:width="1.383cm" svg:height="0.962cm" svg:x="10.398cm" svg:y="9.382cm">
          <draw:text-box>
            <text:p>1,1</text:p>
          </draw:text-box>
        </draw:frame>
        <draw:frame draw:style-name="gr8" draw:text-style-name="P3" draw:layer="layout" svg:width="1.383cm" svg:height="0.962cm" svg:x="7.096cm" svg:y="11.033cm">
          <draw:text-box>
            <text:p>1,n</text:p>
          </draw:text-box>
        </draw:frame>
        <draw:frame draw:style-name="gr8" draw:text-style-name="P3" draw:layer="layout" svg:width="1.383cm" svg:height="0.962cm" svg:x="5.445cm" svg:y="14.208cm">
          <draw:text-box>
            <text:p>1,1</text:p>
          </draw:text-box>
        </draw:frame>
        <draw:frame draw:style-name="gr8" draw:text-style-name="P3" draw:layer="layout" svg:width="1.383cm" svg:height="0.962cm" svg:x="11.414cm" svg:y="3.159cm">
          <draw:text-box>
            <text:p>1,1</text:p>
          </draw:text-box>
        </draw:frame>
        <draw:frame draw:style-name="gr8" draw:text-style-name="P3" draw:layer="layout" svg:width="1.383cm" svg:height="0.962cm" svg:x="16.889cm" svg:y="3.213cm">
          <draw:text-box>
            <text:p>1,1</text:p>
          </draw:text-box>
        </draw:frame>
        <draw:frame draw:style-name="gr8" draw:text-style-name="P3" draw:layer="layout" svg:width="1.383cm" svg:height="0.962cm" svg:x="19.429cm" svg:y="1.562cm">
          <draw:text-box>
            <text:p>1,n</text:p>
          </draw:text-box>
        </draw:frame>
        <draw:frame draw:style-name="gr8" draw:text-style-name="P3" draw:layer="layout" svg:width="1.383cm" svg:height="0.962cm" svg:x="9.382cm" svg:y="1.889cm">
          <draw:text-box>
            <text:p>1,n</text:p>
          </draw:text-box>
        </draw:frame>
        <draw:connector draw:style-name="gr4" draw:text-style-name="P2" draw:layer="layout" draw:type="line" svg:x1="6.969cm" svg:y1="4.302cm" svg:x2="6.905cm" svg:y2="6.969cm" draw:start-shape="id1" draw:start-glue-point="2" draw:end-shape="id4" svg:d="M6969 4302l-64 2667" svg:viewBox="0 0 65 2668">
          <text:p/>
        </draw:connector>
        <draw:frame draw:style-name="gr8" draw:text-style-name="P3" draw:layer="layout" svg:width="1.383cm" svg:height="0.962cm" svg:x="6.969cm" svg:y="5.953cm">
          <draw:text-box>
            <text:p>1,1</text:p>
          </draw:text-box>
        </draw:frame>
        <draw:frame draw:style-name="gr8" draw:text-style-name="P3" draw:layer="layout" svg:width="1.383cm" svg:height="0.962cm" svg:x="5.572cm" svg:y="4.302cm">
          <draw:text-box>
            <text:p>0,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0T16:25:34.794356159</meta:creation-date>
    <dc:date>2019-08-20T16:57:06.265573405</dc:date>
    <meta:editing-duration>PT31M31S</meta:editing-duration>
    <meta:editing-cycles>5</meta:editing-cycles>
    <meta:generator>LibreOffice/6.0.7.3$Linux_X86_64 LibreOffice_project/00m0$Build-3</meta:generator>
    <meta:document-statistic meta:object-count="21"/>
  </office:meta>
</office:document-meta>
</file>